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a02f" officeooo:paragraph-rsid="0019a02f"/>
    </style:style>
    <style:style style:name="P2" style:family="paragraph" style:parent-style-name="Standard" style:list-style-name="L1">
      <style:text-properties officeooo:rsid="0019a02f" officeooo:paragraph-rsid="0019a02f"/>
    </style:style>
    <style:style style:name="P3" style:family="paragraph" style:parent-style-name="Standard">
      <style:text-properties officeooo:rsid="0019a02f" officeooo:paragraph-rsid="001a2afd"/>
    </style:style>
    <style:style style:name="P4" style:family="paragraph" style:parent-style-name="Standard" style:list-style-name="L4">
      <style:text-properties officeooo:rsid="0019a02f" officeooo:paragraph-rsid="001b3b37"/>
    </style:style>
    <style:style style:name="P5" style:family="paragraph" style:parent-style-name="Standard">
      <style:text-properties officeooo:rsid="0019a02f" officeooo:paragraph-rsid="001b3b37"/>
    </style:style>
    <style:style style:name="P6" style:family="paragraph" style:parent-style-name="Standard">
      <style:text-properties fo:color="#ff00cc" officeooo:rsid="0019a02f" officeooo:paragraph-rsid="0019a02f"/>
    </style:style>
    <style:style style:name="P7" style:family="paragraph" style:parent-style-name="Standard">
      <style:text-properties fo:color="#ff00cc" officeooo:rsid="0019a02f" officeooo:paragraph-rsid="001b3b37"/>
    </style:style>
    <style:style style:name="P8" style:family="paragraph" style:parent-style-name="Standard">
      <style:text-properties fo:color="#ff00cc" officeooo:rsid="001b3b37" officeooo:paragraph-rsid="001b3b37"/>
    </style:style>
    <style:style style:name="P9" style:family="paragraph" style:parent-style-name="Standard">
      <style:text-properties officeooo:rsid="000256c8" officeooo:paragraph-rsid="0019a02f"/>
    </style:style>
    <style:style style:name="P10" style:family="paragraph" style:parent-style-name="Standard" style:list-style-name="L1">
      <style:text-properties officeooo:rsid="000256c8" officeooo:paragraph-rsid="0019a02f"/>
    </style:style>
    <style:style style:name="P11" style:family="paragraph" style:parent-style-name="Standard" style:list-style-name="L4">
      <style:text-properties officeooo:rsid="000256c8" officeooo:paragraph-rsid="001b3b37"/>
    </style:style>
    <style:style style:name="P12" style:family="paragraph" style:parent-style-name="Standard">
      <style:text-properties officeooo:rsid="000256c8" officeooo:paragraph-rsid="001b3b37"/>
    </style:style>
    <style:style style:name="P13" style:family="paragraph" style:parent-style-name="Standard" style:list-style-name="L2">
      <style:text-properties officeooo:rsid="000177d1" officeooo:paragraph-rsid="001b3b37"/>
    </style:style>
    <style:style style:name="P14" style:family="paragraph" style:parent-style-name="Standard">
      <style:text-properties officeooo:rsid="000177d1" officeooo:paragraph-rsid="001b3b37"/>
    </style:style>
    <style:style style:name="P15" style:family="paragraph" style:parent-style-name="Standard" style:list-style-name="L2">
      <style:text-properties officeooo:rsid="000066a4" officeooo:paragraph-rsid="001b3b37"/>
    </style:style>
    <style:style style:name="T1" style:family="text">
      <style:text-properties officeooo:rsid="000a1529"/>
    </style:style>
    <style:style style:name="T2" style:family="text">
      <style:text-properties officeooo:rsid="001cc1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UK</text:p>
      <text:p text:style-name="P6">Short description:</text:p>
      <text:p text:style-name="P1">Stay organised with Blistful; the simple to-do list app.</text:p>
      <text:p text:style-name="P1"/>
      <text:p text:style-name="P6">Long description:</text:p>
      <text:p text:style-name="P3">Blistful is super user friendly and at the same time powerful enough to keep you productive throughout the day. <text:span text:style-name="T1">Use Blistful as a shopping list, workout planner, homework organiser, project tracker and whatever else your busy life demands all at the same time. Achieve your goals and be an inspiration with Blistful.</text:span></text:p>
      <text:p text:style-name="P3"/>
      <text:list xml:id="list1908840531619618249" text:style-name="L2">
        <text:list-item>
          <text:p text:style-name="P15">Make your tasks more detailed with sub-tasks.</text:p>
        </text:list-item>
        <text:list-item>
          <text:p text:style-name="P15">Use notes to add more information to your tasks. </text:p>
        </text:list-item>
        <text:list-item>
          <text:p text:style-name="P13">Set due dates and get notifications on your device.</text:p>
        </text:list-item>
        <text:list-item>
          <text:p text:style-name="P13">Set up repeating due dates for your recurring tasks.</text:p>
        </text:list-item>
      </text:list>
      <text:p text:style-name="P14"/>
      <text:p text:style-name="P1"/>
      <text:p text:style-name="P9">This app uses icons designed by the following authors from Flaticon:</text:p>
      <text:list xml:id="list6224195747750181023" text:style-name="L1">
        <text:list-item>
          <text:p text:style-name="P10">Freepik</text:p>
        </text:list-item>
        <text:list-item>
          <text:p text:style-name="P2">Itim2101</text:p>
        </text:list-item>
        <text:list-item>
          <text:p text:style-name="P2">Dinosoftlabs</text:p>
        </text:list-item>
      </text:list>
      <text:p text:style-name="P1"/>
      <text:p text:style-name="P6">US</text:p>
      <text:p text:style-name="P7">Short description:</text:p>
      <text:p text:style-name="P5">Stay organi<text:span text:style-name="T2">z</text:span>ed with Blistful; the simple to-do list app.</text:p>
      <text:p text:style-name="P5"/>
      <text:p text:style-name="P7">Long description:</text:p>
      <text:p text:style-name="P5">Blistful is super user friendly and at the same time powerful enough to keep you productive throughout the day. <text:span text:style-name="T1">Use Blistful as a shopping list, workout planner, homework organizer, project tracker and whatever else your busy life demands all at the same time. Achieve your goals and be an inspiration with Blistful.</text:span></text:p>
      <text:p text:style-name="P5"/>
      <text:list xml:id="list122558217556787" text:continue-list="list1908840531619618249" text:style-name="L2">
        <text:list-item>
          <text:p text:style-name="P15">Make your tasks more detailed with sub-tasks.</text:p>
        </text:list-item>
        <text:list-item>
          <text:p text:style-name="P15">Use notes to add more information to your tasks. </text:p>
        </text:list-item>
        <text:list-item>
          <text:p text:style-name="P13">Set due dates and get notifications on your device.</text:p>
        </text:list-item>
        <text:list-item>
          <text:p text:style-name="P13">Set up repeating due dates for your recurring tasks.</text:p>
        </text:list-item>
      </text:list>
      <text:p text:style-name="P14"/>
      <text:p text:style-name="P5"/>
      <text:p text:style-name="P12">This app uses icons designed by the following authors from Flaticon:</text:p>
      <text:list xml:id="list4761667399544549269" text:style-name="L4">
        <text:list-item>
          <text:p text:style-name="P11">Freepik</text:p>
        </text:list-item>
        <text:list-item>
          <text:p text:style-name="P4">Itim2101</text:p>
        </text:list-item>
        <text:list-item>
          <text:p text:style-name="P4">Dinosoftlabs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1:58:28.874000000</meta:creation-date>
    <dc:date>2018-11-07T12:25:50.750000000</dc:date>
    <meta:editing-duration>PT7M10S</meta:editing-duration>
    <meta:editing-cycles>2</meta:editing-cycles>
    <meta:generator>LibreOffice/5.2.5.1$Windows_X86_64 LibreOffice_project/0312e1a284a7d50ca85a365c316c7abbf20a4d22</meta:generator>
    <meta:document-statistic meta:table-count="0" meta:image-count="0" meta:object-count="0" meta:page-count="1" meta:paragraph-count="26" meta:word-count="242" meta:character-count="1416" meta:non-whitespace-character-count="1212"/>
  </office:meta>
</office:document-meta>
</file>